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draw:fill-color="#3465a4"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dash" draw:stroke-dash="Dashed_20__28_var_29_" svg:stroke-color="#ff950e" draw:fill-color="#3465a4" draw:textarea-horizontal-align="justify" draw:textarea-vertical-align="middle" draw:auto-grow-height="false"/>
    </style:style>
    <style:style style:name="gr7" style:family="graphic">
      <style:graphic-properties draw:stroke="dash" draw:stroke-dash="Dashed_20__28_var_29_" svg:stroke-color="#ff950e" draw:fill-color="#3465a4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731cm" svg:height="15.875cm" svg:x="7.223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715cm" svg:height="15.875cm" svg:x="1.127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699cm" svg:height="5.207cm" svg:x="1.635cm" svg:y="11.795cm">
          <text:p text:style-name="P1">main-frame</text:p>
          <text:p text:style-name="P1">========</text:p>
          <text:p text:style-name="P1">Int day = 1</text:p>
          <text:p text:style-name="P1">Int month = 2</text:p>
          <text:p text:style-name="P1">Int year = 3</text:p>
          <text:p text:style-name="P1">date_t d = 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9.144cm" svg:x="7.604cm" svg:y="2.27cm">
          <text:p text:style-name="P1">date-frame</text:p>
          <text:p text:style-name="P1">========</text:p>
          <text:p text:style-name="P1">day = 1</text:p>
          <text:p text:style-name="P1">month = 2</text:p>
          <text:p text:style-name="P1">year = 3</text:p>
          <text:p text:style-name="P1">date = &amp;dummy</text:p>
          <text:p text:style-name="P1"/>
          <text:p text:style-name="P1">date_t dummy</text:p>
          <text:p text:style-name="P1">dummy.day = 1</text:p>
          <text:p text:style-name="P1">dummy.month = 2</text:p>
          <text:p text:style-name="P1">dummy.year = 3</text:p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69cm" svg:height="5.207cm" svg:x="7.604cm" svg:y="11.795cm">
          <text:p text:style-name="P1">main-frame</text:p>
          <text:p text:style-name="P1">========</text:p>
          <text:p text:style-name="P1">Int day = 1</text:p>
          <text:p text:style-name="P1">Int month = 2</text:p>
          <text:p text:style-name="P1">Int year = 3</text:p>
          <text:p text:style-name="P1">date_t d = ?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5.875cm" svg:x="14.335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795cm" svg:height="1.397cm" svg:x="-0.778cm" svg:y="18.78cm">
          <text:p text:style-name="P1">date_struct(day, month, year, &amp;d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13cm" svg:y1="18.145cm" svg:x2="10.271cm" svg:y2="18.145cm">
          <text:p/>
        </draw:line>
        <draw:custom-shape draw:style-name="gr2" draw:text-style-name="P1" draw:layer="layout" svg:width="5.969cm" svg:height="5.207cm" svg:x="14.589cm" svg:y="12.049cm">
          <text:p text:style-name="P1">main-frame</text:p>
          <text:p text:style-name="P1">========</text:p>
          <text:p text:style-name="P1">Int day = 1</text:p>
          <text:p text:style-name="P1">Int month = 2</text:p>
          <text:p text:style-name="P1">Int year = 3</text:p>
          <text:p text:style-name="P1">date_t d = ?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3.208cm" svg:height="2.54cm" svg:x="18.018cm" svg:y="6.08cm">
          <text:p text:style-name="P1">d points to memory with unknown value</text:p>
          <text:p text:style-name="P1">This will not give the correct result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987cm" svg:y1="8.62cm" svg:x2="19.796cm" svg:y2="16.113cm">
          <text:p/>
        </draw:line>
        <draw:custom-shape draw:style-name="gr2" draw:text-style-name="P1" draw:layer="layout" svg:width="10.795cm" svg:height="1.397cm" svg:x="11.033cm" svg:y="18.78cm">
          <text:p text:style-name="P1">Date removed from fuction stac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22cm" svg:y1="18.145cm" svg:x2="18.78cm" svg:y2="18.145cm">
          <text:p/>
        </draw:line>
        <draw:custom-shape draw:style-name="gr2" draw:text-style-name="P1" draw:layer="layout" svg:width="12.573cm" svg:height="2.921cm" svg:x="4.683cm" svg:y="-2.048cm">
          <text:p text:style-name="P1">First cas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4" draw:text-style-name="P1" draw:layer="Layout" svg:width="6.731cm" svg:height="15.875cm" svg:x="7.223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5.875cm" svg:x="1.127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699cm" svg:height="5.207cm" svg:x="1.635cm" svg:y="11.795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69cm" svg:height="9.144cm" svg:x="7.604cm" svg:y="2.27cm">
          <text:p text:style-name="P2">date-frame</text:p>
          <text:p text:style-name="P2">========</text:p>
          <text:p text:style-name="P2">day = 1</text:p>
          <text:p text:style-name="P2">month = 2</text:p>
          <text:p text:style-name="P2">year = 3</text:p>
          <text:p text:style-name="P2"/>
          <text:p text:style-name="P2">date_t dummy</text:p>
          <text:p text:style-name="P2">dummy.day = 1</text:p>
          <text:p text:style-name="P2">dummy.month = 2</text:p>
          <text:p text:style-name="P2">dummy.year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69cm" svg:height="5.207cm" svg:x="7.604cm" svg:y="11.795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&amp;dumm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15.875cm" svg:x="14.335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95cm" svg:height="1.397cm" svg:x="-0.778cm" svg:y="18.78cm">
          <text:p text:style-name="P2">date_struct(day, month, year, &amp;d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13cm" svg:y1="18.145cm" svg:x2="10.271cm" svg:y2="18.145cm">
          <text:p/>
        </draw:line>
        <draw:custom-shape draw:style-name="gr5" draw:text-style-name="P2" draw:layer="Layout" svg:width="5.969cm" svg:height="5.207cm" svg:x="14.589cm" svg:y="12.049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&amp;dummy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3.987cm" svg:y1="8.62cm" svg:x2="19.796cm" svg:y2="16.113cm">
          <text:p/>
        </draw:line>
        <draw:custom-shape draw:style-name="gr5" draw:text-style-name="P2" draw:layer="Layout" svg:width="10.795cm" svg:height="1.397cm" svg:x="11.033cm" svg:y="18.78cm">
          <text:p text:style-name="P2">Date removed from fuction stac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22cm" svg:y1="18.145cm" svg:x2="18.78cm" svg:y2="18.145cm">
          <text:p/>
        </draw:line>
        <draw:custom-shape draw:style-name="gr2" draw:text-style-name="P1" draw:layer="layout" svg:width="12.573cm" svg:height="2.921cm" svg:x="4.683cm" svg:y="-2.048cm">
          <text:p text:style-name="P1">Second case without calling f()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69cm" svg:height="9.144cm" svg:x="14.589cm" svg:y="2.397cm">
          <text:p text:style-name="P2">date-frame</text:p>
          <text:p text:style-name="P2">========</text:p>
          <text:p text:style-name="P2">day = 1</text:p>
          <text:p text:style-name="P2">month = 2</text:p>
          <text:p text:style-name="P2">year = 3</text:p>
          <text:p text:style-name="P2"/>
          <text:p text:style-name="P2">date_t dummy</text:p>
          <text:p text:style-name="P2">dummy.day = 1</text:p>
          <text:p text:style-name="P2">dummy.month = 2</text:p>
          <text:p text:style-name="P2">dummy.year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95cm" svg:height="3.175cm" svg:x="18.018cm" svg:y="5.445cm">
          <text:p text:style-name="P2">d points to memory that is removed</text:p>
          <text:p text:style-name="P2">From the function stack.</text:p>
          <text:p text:style-name="P2">The memory is still there but</text:p>
          <text:p text:style-name="P2">It cannot be relied on 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4" draw:text-style-name="P1" draw:layer="Layout" svg:width="6.731cm" svg:height="15.875cm" svg:x="7.223cm" svg:y="1.76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15cm" svg:height="15.875cm" svg:x="1.127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699cm" svg:height="5.207cm" svg:x="1.635cm" svg:y="11.795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?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69cm" svg:height="9.144cm" svg:x="7.604cm" svg:y="2.27cm">
          <text:p text:style-name="P2">date-frame</text:p>
          <text:p text:style-name="P2">========</text:p>
          <text:p text:style-name="P2">day = 1</text:p>
          <text:p text:style-name="P2">month = 2</text:p>
          <text:p text:style-name="P2">year = 3</text:p>
          <text:p text:style-name="P2"/>
          <text:p text:style-name="P2">date_t dummy</text:p>
          <text:p text:style-name="P2">dummy.day = 1</text:p>
          <text:p text:style-name="P2">dummy.month = 2</text:p>
          <text:p text:style-name="P2">dummy.year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969cm" svg:height="5.207cm" svg:x="7.604cm" svg:y="11.795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&amp;dumm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6.477cm" svg:height="15.875cm" svg:x="14.335cm" svg:y="1.76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95cm" svg:height="1.397cm" svg:x="-0.778cm" svg:y="18.78cm">
          <text:p text:style-name="P2">date_struct(day, month, year, &amp;d)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413cm" svg:y1="18.145cm" svg:x2="10.271cm" svg:y2="18.145cm">
          <text:p/>
        </draw:line>
        <draw:custom-shape draw:style-name="gr5" draw:text-style-name="P2" draw:layer="Layout" svg:width="5.969cm" svg:height="5.207cm" svg:x="14.589cm" svg:y="12.049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&amp;dummy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0.795cm" svg:height="1.397cm" svg:x="11.033cm" svg:y="18.78cm">
          <text:p text:style-name="P2">Date removed from fuction stack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922cm" svg:y1="18.145cm" svg:x2="18.78cm" svg:y2="18.145cm">
          <text:p/>
        </draw:line>
        <draw:custom-shape draw:style-name="gr5" draw:text-style-name="P2" draw:layer="Layout" svg:width="12.573cm" svg:height="2.921cm" svg:x="4.683cm" svg:y="-2.048cm">
          <text:p text:style-name="P2">Second case without calling f()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5.969cm" svg:height="9.144cm" svg:x="14.589cm" svg:y="2.397cm">
          <text:p text:style-name="P2">date-frame</text:p>
          <text:p text:style-name="P2">========</text:p>
          <text:p text:style-name="P2">day = 1</text:p>
          <text:p text:style-name="P2">month = 2</text:p>
          <text:p text:style-name="P2">year = 3</text:p>
          <text:p text:style-name="P2"/>
          <text:p text:style-name="P2">date_t dummy</text:p>
          <text:p text:style-name="P2">dummy.day = 1</text:p>
          <text:p text:style-name="P2">dummy.month = 2</text:p>
          <text:p text:style-name="P2">dummy.year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5.875cm" svg:x="21.447cm" svg:y="1.76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5.207cm" svg:x="21.701cm" svg:y="12.049cm">
          <text:p text:style-name="P2">main-frame</text:p>
          <text:p text:style-name="P2">========</text:p>
          <text:p text:style-name="P2">Int day = 1</text:p>
          <text:p text:style-name="P2">Int month = 2</text:p>
          <text:p text:style-name="P2">Int year = 3</text:p>
          <text:p text:style-name="P2">date_t d = &amp;dummy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5.969cm" svg:height="9.144cm" svg:x="21.701cm" svg:y="2.524cm">
          <text:p text:style-name="P2">date-frame</text:p>
          <text:p text:style-name="P2">========</text:p>
          <text:p text:style-name="P2">day = 1</text:p>
          <text:p text:style-name="P2">month = 2</text:p>
          <text:p text:style-name="P2">year = 3</text:p>
          <text:p text:style-name="P2"/>
          <text:p text:style-name="P2">date_t dummy</text:p>
          <text:p text:style-name="P2">dummy.day = 1</text:p>
          <text:p text:style-name="P2">dummy.month = 2</text:p>
          <text:p text:style-name="P2">dummy.year = 3</text:p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69cm" svg:height="4.445cm" svg:x="21.701cm" svg:y="7.223cm">
          <text:p text:style-name="P2">f-frame</text:p>
          <text:p text:style-name="P2">========</text:p>
          <text:p text:style-name="P2">Int x</text:p>
          <text:p text:style-name="P2">Int y</text:p>
          <text:p text:style-name="P2">Int z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081cm" svg:height="3.175cm" svg:x="28.559cm" svg:y="4.937cm">
          <text:p text:style-name="P2">When function f is called it will overwrite part </text:p>
          <text:p text:style-name="P2">of the memory that the date-frame occupied.</text:p>
          <text:p text:style-name="P2">So d will be pointing to a value that might be</text:p>
          <text:p text:style-name="P2">used by the f function 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5.417cm" svg:y1="8.112cm" svg:x2="26.527cm" svg:y2="15.98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08:36:55.421695353</meta:creation-date>
    <dc:date>2016-02-17T09:08:12.250441220</dc:date>
    <meta:editing-duration>PT23M41S</meta:editing-duration>
    <meta:editing-cycles>16</meta:editing-cycles>
    <meta:generator>LibreOffice/4.2.8.2$Linux_X86_64 LibreOffice_project/420m0$Build-2</meta:generator>
    <meta:document-statistic meta:object-count="48"/>
  </office:meta>
</office:document-meta>
</file>